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6.69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2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99cm"/>
    </style:style>
    <style:style style:name="co8" style:family="table-column">
      <style:table-column-properties fo:break-before="auto" style:column-width="6.511cm"/>
    </style:style>
    <style:style style:name="co9" style:family="table-column">
      <style:table-column-properties fo:break-before="auto" style:column-width="3.141cm"/>
    </style:style>
    <style:style style:name="co10" style:family="table-column">
      <style:table-column-properties fo:break-before="auto" style:column-width="2.051cm"/>
    </style:style>
    <style:style style:name="co11" style:family="table-column">
      <style:table-column-properties fo:break-before="auto" style:column-width="1.953cm"/>
    </style:style>
    <style:style style:name="co12" style:family="table-column">
      <style:table-column-properties fo:break-before="auto" style:column-width="3.078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2.632cm"/>
    </style:style>
    <style:style style:name="co15" style:family="table-column">
      <style:table-column-properties fo:break-before="auto" style:column-width="14.924cm"/>
    </style:style>
    <style:style style:name="co16" style:family="table-column">
      <style:table-column-properties fo:break-before="auto" style:column-width="12.22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1" style:family="table-cell" style:parent-style-name="Default" style:data-style-name="N37">
      <style:table-cell-properties style:vertical-align="top"/>
      <style:text-properties style:font-name="Arial" fo:font-size="10pt" style:font-size-asian="10pt" style:font-size-complex="10pt"/>
    </style:style>
    <style:style style:name="ce12" style:family="table-cell" style:parent-style-name="Default" style:data-style-name="N37">
      <style:table-cell-properties style:vertical-align="top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name-asian="DejaVu Sans" style:font-size-asian="10pt" style:font-name-complex="DejaVu Sans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7"/>
        <table:table-column table:style-name="co16" table:number-columns-repeated="16369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ano_sem_ingresso</text:p>
          </table:table-cell>
          <table:table-cell table:style-name="ce1" office:value-type="string" calcext:value-type="string">
            <text:p>modalidad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rientador</text:p>
          </table:table-cell>
          <table:table-cell table:style-name="ce1" office:value-type="string" calcext:value-type="string">
            <text:p>coorientador</text:p>
          </table:table-cell>
          <table:table-cell table:style-name="ce1" office:value-type="string" calcext:value-type="string">
            <text:p>trancamento</text:p>
          </table:table-cell>
          <table:table-cell table:style-name="ce1" office:value-type="string" calcext:value-type="string">
            <text:p>bolsa_fomento</text:p>
          </table:table-cell>
          <table:table-cell table:style-name="ce1" office:value-type="string" calcext:value-type="string">
            <text:p>projetos_ext</text:p>
          </table:table-cell>
          <table:table-cell table:style-name="ce1" office:value-type="string" calcext:value-type="string">
            <text:p>Inglês</text:p>
          </table:table-cell>
          <table:table-cell table:style-name="ce1" office:value-type="string" calcext:value-type="string">
            <text:p>qualificacao</text:p>
          </table:table-cell>
          <table:table-cell table:style-name="ce32" office:value-type="string" calcext:value-type="string">
            <text:p>num_creditos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parecer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exandre Pinchemel Cerqueira Costa</text:p>
          </table:table-cell>
          <table:table-cell table:style-name="ce8" office:value-type="float" office:value="101516" calcext:value-type="float">
            <text:p>101516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sim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3-02-21" calcext:value-type="date">
            <text:p>21/02/23</text:p>
          </table:table-cell>
          <table:table-cell table:style-name="ce8" office:value-type="string" calcext:value-type="string">
            <text:p>2025-02</text:p>
          </table:table-cell>
          <table:table-cell table:style-name="ce8" office:value-type="float" office:value="26" calcext:value-type="float">
            <text:p>26</text:p>
          </table:table-cell>
          <table:table-cell table:style-name="ce5" office:value-type="string" calcext:value-type="string">
            <text:p>Model for the financial viability of regional airports from market determinants</text:p>
          </table:table-cell>
          <table:table-cell table:style-name="ce5" office:value-type="string" calcext:value-type="string">
            <text:p>Embora o aluno esteja com as submissões de artigos para periódicos atrasadas, espera-</text:p>
            <text:p>se que ele realize uma melhor organização nas suas atividades de pesquisa nos próximos</text:p>
            <text:p>meses de modo a atender as condições necessárias no Programa.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na Beatriz Rebouças Eufrásio</text:p>
          </table:table-cell>
          <table:table-cell table:style-name="ce9" office:value-type="float" office:value="101699" calcext:value-type="float">
            <text:p>101699</text:p>
          </table:table-cell>
          <table:table-cell table:style-name="ce3" office:value-type="string" calcext:value-type="string">
            <text:p>2024-01</text:p>
          </table:table-cell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Alessandro Vinícius Marques Oliveira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date" office:date-value="2011-12-01" calcext:value-type="date">
            <text:p>01/12/11</text:p>
          </table:table-cell>
          <table:table-cell table:style-name="ce9" office:value-type="string" calcext:value-type="string">
            <text:p>2029-02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string" calcext:value-type="string">
            <text:p>Decarbonizing the air transportation sector in emerging markets: the case</text:p>
            <text:p>of Brazil</text:p>
          </table:table-cell>
          <table:table-cell table:style-name="ce6" office:value-type="string" calcext:value-type="string">
            <text:p>O relatório apresentado reflete com precisão as atividades realizadas, destacando a notável</text:p>
            <text:p>proatividade da aluna Ana Beatriz. Ela demonstrou grande iniciativa ao conduzir um</text:p>
            <text:p>conjunto significativo de realizações, incluindo a elaboração de um artigo e a apresentação</text:p>
            <text:p>em um evento da Agência Nacional de Aviação Civil, o que é altamente meritório. Considero</text:p>
            <text:p>seu desempenho plenamente satisfatóri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árbara Adriany Freitas Junqueira</text:p>
          </table:table-cell>
          <table:table-cell table:style-name="ce8" office:value-type="float" office:value="101699" calcext:value-type="float">
            <text:p>101699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9" calcext:value-type="float">
            <text:p>19</text:p>
          </table:table-cell>
          <table:table-cell table:style-name="ce5" office:value-type="string" calcext:value-type="string">
            <text:p>Evolution of Brazilian Airport Concessions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árbara Mayane Alves Pereira</text:p>
          </table:table-cell>
          <table:table-cell table:style-name="ce8" office:value-type="float" office:value="101818" calcext:value-type="float">
            <text:p>101818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Estudo de Viabilidade para o Desenvolvimento de Aeroportos Regionais:</text:p>
            <text:p>Melhoria de Infraestrutura e Potencial de Crescimento.</text:p>
          </table:table-cell>
          <table:table-cell table:style-name="ce5" office:value-type="string" calcext:value-type="string">
            <text:p>De acordo com andamento da pesquisa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olina Silva Ansélmo</text:p>
          </table:table-cell>
          <table:table-cell table:style-name="ce8" office:value-type="float" office:value="100328" calcext:value-type="float">
            <text:p>100328</text:p>
          </table:table-cell>
          <table:table-cell table:style-name="ce2" office:value-type="string" calcext:value-type="string">
            <text:p>2021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Flavia Renata Dantas Alves Silva Ciacci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0-20" calcext:value-type="date">
            <text:p>20/10/22</text:p>
          </table:table-cell>
          <table:table-cell table:style-name="ce8" office:value-type="string" calcext:value-type="string">
            <text:p>2024-01</text:p>
          </table:table-cell>
          <table:table-cell table:style-name="ce8" office:value-type="float" office:value="34" calcext:value-type="float">
            <text:p>34</text:p>
          </table:table-cell>
          <table:table-cell table:style-name="ce5" office:value-type="string" calcext:value-type="string">
            <text:p>investigating User Choices for Transportation Modes to Airport Access</text:p>
            <text:p>with AAM: An Adaptive Choice-Based Conjoint Approach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Daniel Nardelli Soares</text:p>
          </table:table-cell>
          <table:table-cell table:style-name="ce9" office:value-type="float" office:value="101547" calcext:value-type="float">
            <text:p>101547</text:p>
          </table:table-cell>
          <table:table-cell table:style-name="ce3" office:value-type="string" calcext:value-type="string">
            <text:p>2023-02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Rogéria Arantes Gomes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string" calcext:value-type="string">
            <text:p>Pendente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string" calcext:value-type="string">
            <text:p>Aspectos ambientais da competição entre o modal aéreo e o modal</text:p>
            <text:p>ferroviário no transporte de passageiros.</text:p>
          </table:table-cell>
          <table:table-cell table:style-name="ce6" office:value-type="string" calcext:value-type="string">
            <text:p>O aluno Daniel Nardelli Soares encontra-se em fase de conclusão dos créditos e deverá</text:p>
            <text:p>solicitar migração para a condição de aluno regular durante o semestre 1/2025. O Plano de</text:p>
            <text:p>Estudos encontra-se evoluindo de forma satisfatória e o cronograma está sendo cumprid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nilo de Farias Matos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Daniel Alberto Pamplon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plicação de técnicas de machine learning e processamento de linguagem natural na</text:p>
            <text:p>Título do Projeto: conversão e utilização de conhecimento tácito em explícito em ambientes militares.</text:p>
          </table:table-cell>
          <table:table-cell table:style-name="ce5" office:value-type="string" calcext:value-type="string">
            <text:p>Haja vista que este será o primeiro semestre do mestrado, ocorreu apenas a elaboração</text:p>
            <text:p>do plano de estudos e a apresentação ao Orientador que realizou as observações</text:p>
            <text:p>pertinentes e efetuou a aprovação prelimin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cio Yoshimoto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2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1-01" calcext:value-type="date">
            <text:p>01/11/22</text:p>
          </table:table-cell>
          <table:table-cell table:style-name="ce8" office:value-type="string" calcext:value-type="string">
            <text:p>2024-0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irport Service Quality Assessment through Machine Learning-Enhanced</text:p>
            <text:p>Computer Vision Metrics</text:p>
          </table:table-cell>
          <table:table-cell table:style-name="ce5" office:value-type="string" calcext:value-type="string">
            <text:p>O doutorando Decio Yoshimoto tem apresentado um excelente desempenho nas disciplinas</text:p>
            <text:p>cursadas, além de manter um progresso consistente no planejamento e na execução da tese.</text:p>
            <text:p>Ele tem avançado significativamente na programação e no desenvolvimento de métodos</text:p>
            <text:p>computacionais, demonstrando um domínio cada vez maior da abordagem técnica. Além</text:p>
            <text:p>disso, o problema de pesquisa está bem delineado, com o escopo claramente definido, após</text:p>
            <text:p>a recente aprovação no exame de qualificação. Parte dos resultados do trabalho já foi</text:p>
            <text:p>submetida ao JATM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manuel do Socorro Verderosa Santos Morais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Daniel Alberto Pamplon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3-09-04" calcext:value-type="date">
            <text:p>04/09/23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studo sobre a Gestão do Conhecimento Operacional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nzo Carmine Picchiello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4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lexandre de Barros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4-10-15" calcext:value-type="date">
            <text:p>15/10/24</text:p>
          </table:table-cell>
          <table:table-cell table:style-name="ce8" office:value-type="string" calcext:value-type="string">
            <text:p>2024-01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Sustainable Aviation Fuel (SAF): Desenvolvimento e Validação de um</text:p>
            <text:p>modelo preditivo</text:p>
          </table:table-cell>
          <table:table-cell table:style-name="ce5" office:value-type="string" calcext:value-type="string">
            <text:p><text:s/>O Plano de Estudos encontra-se evoluindo de forma satisfatória e o cronograma está sendo cumprido.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Francisca Angélica Albuquerque Severo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2025-01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Giovanna Miceli Ronzani Borill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sim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string" calcext:value-type="string">
            <text:p>Pendente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string" calcext:value-type="string">
            <text:p>Análise Econômica de Projetos de Infraestrutura no Setor Espacial: Um Estudo sobre Salas</text:p>
            <text:p>Título do Projeto: Limpas e suas Aplicações</text:p>
          </table:table-cell>
          <table:table-cell table:style-name="ce6" office:value-type="string" calcext:value-type="string">
            <text:p>Sem parecer</text:p>
          </table:table-cell>
          <table:table-cell table:style-name="ce6" table:number-columns-repeated="1636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Gabriel Lessa de Araújo</text:p>
          </table:table-cell>
          <table:table-cell table:style-name="ce9" office:value-type="float" office:value="101749" calcext:value-type="float">
            <text:p>101749</text:p>
          </table:table-cell>
          <table:table-cell table:style-name="ce3" office:value-type="string" calcext:value-type="string">
            <text:p>2024-01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Mayara Condé Rocha Murça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string" calcext:value-type="string">
            <text:p>Pendente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string" calcext:value-type="string">
            <text:p>Abordagem baseada em dados para avaliação operacional do desenho do</text:p>
            <text:p>espaço aéreo</text:p>
          </table:table-cell>
          <table:table-cell table:style-name="ce6" office:value-type="string" calcext:value-type="string">
            <text:p>O 1T Lessa vem apresentando um bom desempenho acadêmico durante</text:p>
            <text:p>o mestrado e alcançou importantes avanços na pesquisa durante o segundo semestre de</text:p>
            <text:p>2024, com boas expectativas de conclusão conforme o cronograma previst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abriela Oliveira de Souza</text:p>
          </table:table-cell>
          <table:table-cell table:style-name="ce8" office:value-type="float" office:value="100417" calcext:value-type="float">
            <text:p>100417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4-01-16" calcext:value-type="date">
            <text:p>16/01/24</text:p>
          </table:table-cell>
          <table:table-cell table:style-name="ce8" office:value-type="string" calcext:value-type="string">
            <text:p>2027-0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Structuring Criteria for the Allocation of Logistical Resources for Medical</text:p>
            <text:p>Transport in Brazil with a Focus on Air Transport</text:p>
          </table:table-cell>
          <table:table-cell table:style-name="ce5" office:value-type="string" calcext:value-type="string">
            <text:p>A doutoranda Gabriela Oliveira de Souza tem demonstrado um excelente desempenho</text:p>
            <text:p>acadêmico, tendo concluído disciplinas relevantes para sua formaçã o e avançado de forma</text:p>
            <text:p>consistente no desenvolvimento de sua pesquisa. Seu projeto sobre critérios para alocaçã o</text:p>
            <text:p>de recursos logísticos no transporte médico aéreo no Brasil está bem estruturado, com uma</text:p>
            <text:p>abordagem metodoló gica só lida.</text:p>
            <text:p>Neste semestre, Gabriela aprofundou a aná lise das aeronaves eVTOL, consolidando os</text:p>
            <text:p>resultados obtidos no estudo piloto realizado na Amazô nia Legal. O estudo evidenciou o</text:p>
            <text:p>potencial dessas aeronaves para o transporte médico de emergência, o que resultou em</text:p>
            <text:p>uma apresentaçã o no SITRAER 2024 e no convite para contribuir com uma seçã o temá tica</text:p>
            <text:p>do Journal of Aerospace Technology and Management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enrique de Souza Carvalho</text:p>
          </table:table-cell>
          <table:table-cell table:style-name="ce8" office:value-type="float" office:value="100558" calcext:value-type="float">
            <text:p>100558</text:p>
          </table:table-cell>
          <table:table-cell table:style-name="ce2" office:value-type="string" calcext:value-type="string">
            <text:p>2020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0-05" calcext:value-type="date">
            <text:p>05/10/22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6" calcext:value-type="float">
            <text:p>16</text:p>
          </table:table-cell>
          <table:table-cell table:style-name="ce5" office:value-type="string" calcext:value-type="string">
            <text:p>Impacto da Entrada das Aeronaves de Propulsão Hibrida-Elétrica nas</text:p>
            <text:p>Emissões do Transporte Aéreo Regional Brasileiro.</text:p>
          </table:table-cell>
          <table:table-cell table:style-name="ce5" office:value-type="string" calcext:value-type="string">
            <text:p>O aluno Henrique Carvalho encontra-se em fase final de avaliação</text:p>
            <text:p>dos resultados e elaboração do textoda pesquisa, tendo já publicado resultados parciais em</text:p>
            <text:p>periódico Qualis A2. Estou ciente e de acordo com o desenvolvimento do Plano de Estudos.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gor Galhano Gomes</text:p>
          </table:table-cell>
          <table:table-cell table:style-name="ce9" office:value-type="float" office:value="101880" calcext:value-type="float">
            <text:p>101880</text:p>
          </table:table-cell>
          <table:table-cell table:style-name="ce3" office:value-type="string" calcext:value-type="string">
            <text:p>2024-02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Mayara Condé Rocha Murça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date" office:date-value="2024-10-15" calcext:value-type="date">
            <text:p>15/10/24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Exploring Explainable Artificial Intelligence for Enhanced Air Traffic Flow</text:p>
            <text:p>Management at Airports</text:p>
          </table:table-cell>
          <table:table-cell table:style-name="ce6" office:value-type="string" calcext:value-type="string">
            <text:p>O aluno vem apresentando um bom desempenho acadêmico no</text:p>
            <text:p>programa de mestrado, avançando conforme previst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ngrid Portilho da Silva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Desenvolvimento de novas tecnologias para otimizar as operações de eVTOLs utilizando Inteligência Artificial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Ivaciane de Quadra Magalhães</text:p>
          </table:table-cell>
          <table:table-cell table:style-name="ce8" office:value-type="float" office:value="100813" calcext:value-type="float">
            <text:p>100813</text:p>
          </table:table-cell>
          <table:table-cell table:style-name="ce2" office:value-type="string" calcext:value-type="string">
            <text:p>2023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Michelle Carvalho Galvão da Silva Pinto Bandeir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0202-03-14" calcext:value-type="date">
            <text:p>14/03/02</text:p>
          </table:table-cell>
          <table:table-cell table:style-name="ce8" office:value-type="string" calcext:value-type="string">
            <text:p>2026-0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n airline-centric efficiency evaluation of airports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Jean Phelipe de Oliveira Lima</text:p>
          </table:table-cell>
          <table:table-cell table:style-name="ce8" office:value-type="float" office:value="101114" calcext:value-type="float">
            <text:p>101114</text:p>
          </table:table-cell>
          <table:table-cell table:style-name="ce2" office:value-type="string" calcext:value-type="string">
            <text:p>2024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/>
          <table:table-cell table:style-name="ce8" office:value-type="string" calcext:value-type="string">
            <text:p>2027-01</text:p>
          </table:table-cell>
          <table:table-cell table:style-name="ce8" office:value-type="float" office:value="11" calcext:value-type="float">
            <text:p>11</text:p>
          </table:table-cell>
          <table:table-cell table:style-name="ce5" office:value-type="string" calcext:value-type="string">
            <text:p>Aprendizado por Reforço aplicado à otimização de performance de voos durante o sequenciamento de chegadas em área terminal</text:p>
          </table:table-cell>
          <table:table-cell table:style-name="ce5" office:value-type="string" calcext:value-type="string">
            <text:p>Matrícula deferida. Programa de doutorado avançando conforme previst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ucas Orbolato Carvalho</text:p>
          </table:table-cell>
          <table:table-cell table:style-name="ce8" office:value-type="float" office:value="85805" calcext:value-type="float">
            <text:p>85805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2-29" calcext:value-type="date">
            <text:p>29/12/22</text:p>
          </table:table-cell>
          <table:table-cell table:style-name="ce8" office:value-type="string" calcext:value-type="string">
            <text:p>2024-02</text:p>
          </table:table-cell>
          <table:table-cell table:style-name="ce8" office:value-type="float" office:value="35" calcext:value-type="float">
            <text:p>35</text:p>
          </table:table-cell>
          <table:table-cell table:style-name="ce5" office:value-type="string" calcext:value-type="string">
            <text:p>A Reinforcement Learning approach for Air Traffic Flow and Capacity Management under uncertainty</text:p>
          </table:table-cell>
          <table:table-cell table:style-name="ce5" office:value-type="string" calcext:value-type="string">
            <text:p>Matrícula deferida. Excelente desempenho acadêmico no doutorad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Marco Aurélio Gehlen</text:p>
          </table:table-cell>
          <table:table-cell table:style-name="ce8" office:value-type="float" office:value="100478" calcext:value-type="float">
            <text:p>100478</text:p>
          </table:table-cell>
          <table:table-cell table:style-name="ce5" office:value-type="string" calcext:value-type="string">
            <text:p>2022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05-24" calcext:value-type="date">
            <text:p>24/05/22</text:p>
          </table:table-cell>
          <table:table-cell table:style-name="ce15" office:value-type="string" calcext:value-type="string">
            <text:p>2023-02</text:p>
          </table:table-cell>
          <table:table-cell table:style-name="ce8" office:value-type="float" office:value="31" calcext:value-type="float">
            <text:p>31</text:p>
          </table:table-cell>
          <table:table-cell table:style-name="ce5" office:value-type="string" calcext:value-type="string">
            <text:p>Sitting airport boarding strategies based on passenger profile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rcus Vinicius do Nascimento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8" office:value-type="string" calcext:value-type="string">
            <text:p>2025-02</text:p>
          </table:table-cell>
          <table:table-cell table:style-name="ce8" office:value-type="float" office:value="25" calcext:value-type="float">
            <text:p>25</text:p>
          </table:table-cell>
          <table:table-cell table:style-name="ce5" office:value-type="string" calcext:value-type="string">
            <text:p>Airport Financial Performance: A Hybrid Framework to Evaluate Non-Aeronautical Revenues Generation Efficiency</text:p>
          </table:table-cell>
          <table:table-cell table:style-name="ce5" office:value-type="string" calcext:value-type="string">
            <text:p>De acordo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ria Clara Rozo Terreiro Seffrin</text:p>
          </table:table-cell>
          <table:table-cell table:style-name="ce8" office:value-type="float" office:value="100921" calcext:value-type="float">
            <text:p>100921</text:p>
          </table:table-cell>
          <table:table-cell table:style-name="ce2" office:value-type="string" calcext:value-type="string">
            <text:p>2021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Viviane Adriano Falcão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1-01-01" calcext:value-type="date">
            <text:p>01/01/21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23" calcext:value-type="float">
            <text:p>23</text:p>
          </table:table-cell>
          <table:table-cell table:style-name="ce5" office:value-type="string" calcext:value-type="string">
            <text:p>Avaliação de Externalidades em Aeroportos Concedidos no Brasil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arilia Aparecida Pereira</text:p>
          </table:table-cell>
          <table:table-cell table:style-name="ce8" office:value-type="float" office:value="85076" calcext:value-type="float">
            <text:p>85076</text:p>
          </table:table-cell>
          <table:table-cell table:style-name="ce2" office:value-type="string" calcext:value-type="string">
            <text:p>2022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4-02-14" calcext:value-type="date">
            <text:p>14/02/24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26" calcext:value-type="float">
            <text:p>26</text:p>
          </table:table-cell>
          <table:table-cell table:style-name="ce5" office:value-type="string" calcext:value-type="string">
            <text:p>Pressurização e conforto em voos comerciais</text:p>
          </table:table-cell>
          <table:table-cell table:style-name="ce5" office:value-type="string" calcext:value-type="string">
            <text:p>De acord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Marilia Gusman Thomazi</text:p>
          </table:table-cell>
          <table:table-cell table:style-name="ce8" office:value-type="float" office:value="101273" calcext:value-type="float">
            <text:p>101273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0-09-16" calcext:value-type="date">
            <text:p>16/09/20</text:p>
          </table:table-cell>
          <table:table-cell table:style-name="ce8" office:value-type="string" calcext:value-type="string">
            <text:p>2026-02</text:p>
          </table:table-cell>
          <table:table-cell table:style-name="ce8" office:value-type="float" office:value="19" calcext:value-type="float">
            <text:p>19</text:p>
          </table:table-cell>
          <table:table-cell table:style-name="ce5" office:value-type="string" calcext:value-type="string">
            <text:p>Analysis and prediction of convective weather impacts</text:p>
          </table:table-cell>
          <table:table-cell table:style-name="ce5" office:value-type="string" calcext:value-type="string">
            <text:p>Matrícula deferida. Bom desempenho acadêmic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Peter Targino Klein</text:p>
          </table:table-cell>
          <table:table-cell table:style-name="ce8" office:value-type="float" office:value="101525" calcext:value-type="float">
            <text:p>101525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Ronaldo Martins Cost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3-01-01" calcext:value-type="date">
            <text:p>01/01/23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22" calcext:value-type="float">
            <text:p>22</text:p>
          </table:table-cell>
          <table:table-cell table:style-name="ce5" office:value-type="string" calcext:value-type="string">
            <text:p>Desenvolvimento e aplicações da Inteligência Artificial em operações de vertiports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odrigo Mollo Furlan</text:p>
          </table:table-cell>
          <table:table-cell/>
          <table:table-cell table:style-name="ce4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office:value-type="string" calcext:value-type="string">
            <text:p>Marcelo Xavier Guterres</text:p>
          </table:table-cell>
          <table:table-cell office:value-type="string" calcext:value-type="string">
            <text:p>Anderson Ribeiro Correia</text:p>
          </table:table-cell>
          <table:table-cell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A study of urban air mobility and its economic impact and significance in São José dos Campos and neighboring regions.</text:p>
          </table:table-cell>
          <table:table-cell office:value-type="string" calcext:value-type="string">
            <text:p>De acordo com a temática escolhida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Rômulo de Azevedo Gomes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0" calcext:value-type="float">
            <text:p>0</text:p>
          </table:table-cell>
          <table:table-cell table:style-name="ce5" table:number-columns-repeated="1637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haís Aparecida de Souza Rodrigues</text:p>
          </table:table-cell>
          <table:table-cell table:style-name="ce8" office:value-type="float" office:value="101608" calcext:value-type="float">
            <text:p>101608</text:p>
          </table:table-cell>
          <table:table-cell table:style-name="ce2" office:value-type="string" calcext:value-type="string">
            <text:p>2023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Marcelo Carvalho Cabral de Vasconcellos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Análise de emprego de políticas alternativas para alocação de aeronaves em aeroportos hub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Vitor Silva Carvalho de Lyra</text:p>
          </table:table-cell>
          <table:table-cell table:style-name="ce8" office:value-type="float" office:value="101804" calcext:value-type="float">
            <text:p>101804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0202-01-01" calcext:value-type="date">
            <text:p>01/01/02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Towards Optimized Airport Site Selection with Geometric Analysis</text:p>
          </table:table-cell>
          <table:table-cell table:style-name="ce5" office:value-type="string" calcext:value-type="string">
            <text:p>Excelente desempenho acadêmico e progresso na pesquisa.</text:p>
          </table:table-cell>
          <table:table-cell table:number-columns-repeated="1636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Wallace Silva Sant' Anna Souza</text:p>
          </table:table-cell>
          <table:table-cell table:style-name="ce8" office:value-type="float" office:value="100181" calcext:value-type="float">
            <text:p>100181</text:p>
          </table:table-cell>
          <table:table-cell table:style-name="ce2" office:value-type="string" calcext:value-type="string">
            <text:p>2021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1-01-01" calcext:value-type="date">
            <text:p>01/01/21</text:p>
          </table:table-cell>
          <table:table-cell table:style-name="ce8" office:value-type="string" calcext:value-type="string">
            <text:p>2023-02</text:p>
          </table:table-cell>
          <table:table-cell table:style-name="ce8" office:value-type="float" office:value="28" calcext:value-type="float">
            <text:p>28</text:p>
          </table:table-cell>
          <table:table-cell table:style-name="ce5" office:value-type="string" calcext:value-type="string">
            <text:p>4D Trajectory Prediction and Optimization</text:p>
          </table:table-cell>
          <table:table-cell table:style-name="ce5" office:value-type="string" calcext:value-type="string">
            <text:p>Ótimo desempenho acadêmico no Doutorado Acadêmico Industrial (DAI).</text:p>
          </table:table-cell>
          <table:table-cell table:style-name="ce5" table:number-columns-repeated="16368"/>
        </table:table-row>
        <table:table-row table:style-name="ro2" table:number-rows-repeated="14">
          <table:table-cell table:number-columns-repeated="16384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P3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20:31:06.7373211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2:57:51.669497773</meta:creation-date>
    <meta:generator>LibreOffice/25.2.0.3$Linux_X86_64 LibreOffice_project/e1cf4a87eb02d755bce1a01209907ea5ddc8f069</meta:generator>
    <dc:date>2025-02-16T20:20:14.093239558</dc:date>
    <meta:editing-duration>PT2H12M57S</meta:editing-duration>
    <meta:editing-cycles>17</meta:editing-cycles>
    <meta:document-statistic meta:table-count="1" meta:cell-count="487" meta:object-count="0"/>
  </office:meta>
</office:document-meta>
</file>